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040fb" officeooo:paragraph-rsid="00105142" style:font-weight-asian="bold" style:font-weight-complex="bold"/>
    </style:style>
    <style:style style:name="P6" style:family="paragraph" style:parent-style-name="Text_20_body">
      <style:text-properties officeooo:rsid="000f28d5" officeooo:paragraph-rsid="000f28d5"/>
    </style:style>
    <style:style style:name="P7" style:family="paragraph" style:parent-style-name="Text_20_body">
      <style:text-properties officeooo:rsid="000f5040" officeooo:paragraph-rsid="000f5040"/>
    </style:style>
    <style:style style:name="P8" style:family="paragraph" style:parent-style-name="Text_20_body">
      <style:text-properties officeooo:rsid="001040fb" officeooo:paragraph-rsid="00105142"/>
    </style:style>
    <style:style style:name="P9" style:family="paragraph" style:parent-style-name="Text_20_body">
      <style:text-properties officeooo:rsid="001253b1" officeooo:paragraph-rsid="001253b1"/>
    </style:style>
    <style:style style:name="P10" style:family="paragraph" style:parent-style-name="Text_20_body" style:list-style-name="L1">
      <style:text-properties officeooo:paragraph-rsid="001593b8"/>
    </style:style>
    <style:style style:name="P11" style:family="paragraph" style:parent-style-name="Text_20_body" style:list-style-name="L1">
      <style:text-properties officeooo:rsid="000f28d5" officeooo:paragraph-rsid="000f28d5"/>
    </style:style>
    <style:style style:name="P12" style:family="paragraph" style:parent-style-name="Text_20_body" style:list-style-name="L1">
      <style:text-properties officeooo:rsid="000f28d5" officeooo:paragraph-rsid="00167a36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1253b1"/>
    </style:style>
    <style:style style:name="T1" style:family="text">
      <style:text-properties officeooo:rsid="000ea9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9b" style:font-weight-asian="bold" style:font-weight-complex="bold"/>
    </style:style>
    <style:style style:name="T4" style:family="text">
      <style:text-properties officeooo:rsid="000f5040"/>
    </style:style>
    <style:style style:name="T5" style:family="text">
      <style:text-properties officeooo:rsid="001040fb"/>
    </style:style>
    <style:style style:name="T6" style:family="text">
      <style:text-properties officeooo:rsid="00105142"/>
    </style:style>
    <style:style style:name="T7" style:family="text">
      <style:text-properties officeooo:rsid="001253b1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normal" officeooo:rsid="001253b1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 officeooo:rsid="001593b8"/>
    </style:style>
    <style:style style:name="T11" style:family="text">
      <style:text-properties officeooo:rsid="00153fd9"/>
    </style:style>
    <style:style style:name="T12" style:family="text">
      <style:text-properties officeooo:rsid="000f28d5"/>
    </style:style>
    <style:style style:name="T13" style:family="text">
      <style:text-properties officeooo:rsid="00167a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инсталятора для Compulink</text:h>
      <text:p text:style-name="Text_20_body"/>
      <text:h text:style-name="Heading_20_2" text:outline-level="2">Базовый QGIS</text:h>
      <text:p text:style-name="P9">В роли базовой версии предполагается использовать стабильную версию <text:s/><text:span text:style-name="T2">QGIS 2.6</text:span></text:p>
      <text:h text:style-name="Heading_20_2" text:outline-level="2">Иконки</text:h>
      <text:p text:style-name="P2"><text:span text:style-name="T5">И</text:span>конки хранятся в директории:</text:p>
      <text:p text:style-name="P3"><text:span text:style-name="T3">../im</text:span><text:span text:style-name="T2">ages/</text:span><text:span text:style-name="Strong_20_Emphasis"><text:span text:style-name="T3">icons/</text:span></text:span></text:p>
      <text:h text:style-name="Heading_20_2" text:outline-level="2"/>
      <text:h text:style-name="Heading_20_2" text:outline-level="2">Заголовок </text:h>
      <text:p text:style-name="P2"><text:span text:style-name="T5">В</text:span>ыбрано следующее название:</text:p>
      <text:p text:style-name="P4"><text:span text:style-name="T1">ГИС </text:span>контроля строительства ВОЛС</text:p>
      <text:p text:style-name="P3"/>
      <text:h text:style-name="Heading_20_2" text:outline-level="2">Сплеш <text:span text:style-name="T1">скрин</text:span></text:h>
      <text:p text:style-name="P2"><text:span text:style-name="T5">С</text:span>плеш хранится в директории:</text:p>
      <text:p text:style-name="Text_20_body"><text:span text:style-name="T3">../im</text:span><text:span text:style-name="T2">ages/</text:span><text:span text:style-name="Strong_20_Emphasis"><text:span text:style-name="T2">splash.png</text:span></text:span></text:p>
      <text:p text:style-name="P1"/>
      <text:h text:style-name="Heading_20_2" text:outline-level="2">Настройки интерфейса</text:h>
      <text:p text:style-name="P8">Настройки интерфейса сохранены в:</text:p>
      <text:p text:style-name="P5">../<text:span text:style-name="T6">i</text:span>nterface_<text:span text:style-name="T6">settings/</text:span></text:p>
      <text:h text:style-name="Heading_20_2" text:outline-level="2">Набор плагинов</text:h>
      <text:p text:style-name="P6">На данный момент необходимы следующие плагины:</text:p>
      <text:list xml:id="list6732289548676806238" text:style-name="L1">
        <text:list-item>
          <text:p text:style-name="P11">OpenLayers <text:span text:style-name="T4">(Стандартный репозиторий QGIS)</text:span></text:p>
        </text:list-item>
        <text:list-item>
          <text:p text:style-name="P10"><text:span text:style-name="T12">Compulink Tools (</text:span><text:a xlink:type="simple" xlink:href="http://nextgis.ru/programs/qgis/plugins/compulink_tools.zip"><text:span text:style-name="T8">NextGIS Develop</text:span></text:a><text:a xlink:type="simple" xlink:href="http://nextgis.ru/programs/qgis/plugins/compulink_tools.zip">er</text:a><text:span text:style-name="T10">s</text:span><text:span text:style-name="T12">)</text:span></text:p>
        </text:list-item>
        <text:list-item>
          <text:p text:style-name="P12"><text:span text:style-name="T13">gdallocationinfo_plugin</text:span> <text:span text:style-name="T7">(Временно, пока функционал не перейдет в identifyPlus)</text:span></text:p>
        </text:list-item>
        <text:list-item>
          <text:p text:style-name="P13"><text:span text:style-name="T7">IdentifyPlus (</text:span><text:a xlink:type="simple" xlink:href="http://nextgis.ru/programs/qgis/plugins/identifyplus.zip"><text:span text:style-name="T8">NextGIS Stable</text:span></text:a><text:span text:style-name="T9">)</text:span></text:p>
        </text:list-item>
      </text:list>
      <text:p text:style-name="P7">Выключить по умолчанию MetasearchCatalogClient<text:span text:style-name="T11">(можно вообще удалить)</text:span> <text:span text:style-name="T5">и</text:span> DB <text:span text:style-name="T5">Mana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1.1$Windows_x86 LibreOffice_project/d7dbbd7842e6a58b0f521599204e827654e1fb8b</meta:generator>
    <dc:date>2014-11-07T16:25:05.805000000</dc:date>
    <meta:editing-duration>P0D</meta:editing-duration>
    <meta:editing-cycles>4</meta:editing-cycles>
    <meta:document-statistic meta:table-count="0" meta:image-count="0" meta:object-count="0" meta:page-count="1" meta:paragraph-count="22" meta:word-count="84" meta:character-count="710" meta:non-whitespace-character-count="650"/>
  </office:meta>
</office:document-meta>
</file>